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svg:stroke-width="0.019cm" svg:stroke-color="#808080" draw:marker-start="Arrow_20_concave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svg:stroke-width="0.019cm" svg:stroke-color="#808080" draw:marker-start-width="0.229cm" draw:marker-start-center="false" draw:marker-end="Arrow_20_concav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4049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3796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405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4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draw:stroke-dash="Dashed_20__28_var_29__20_379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1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stroke-dash="Dashed_20__28_var_29__20_4051" svg:stroke-width="0.019cm" svg:stroke-color="#80808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9cm" fo:min-width="0.28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none" draw:stroke-dash="Dashed_20__28_var_29__20_380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draw:stroke-dash="Dashed_20__28_var_29__20_4052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1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draw:stroke-dash="Dashed_20__28_var_29__20_3802" svg:stroke-width="0.019cm" svg:stroke-color="#80808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405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380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svg:stroke-width="0.041cm" svg:stroke-color="#000000" draw:marker-start="Arrow_20_concave" draw:marker-start-width="0.259cm" draw:marker-start-center="fals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svg:stroke-width="0.041cm" svg:stroke-color="#000000" draw:marker-start-width="0.259cm" draw:marker-start-center="false" draw:marker-end="Arrow_20_concav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none" draw:stroke-dash="Dashed_20__28_var_29__20_405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4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330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331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331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331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none" draw:stroke-dash="Dashed_20__28_var_29__20_3313" svg:stroke-width="0.019cm" svg:stroke-color="#80808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none" draw:stroke-dash="Dashed_20__28_var_29__20_3314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331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331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svg:stroke-width="0.041cm" svg:stroke-color="#000000" draw:marker-start-width="0.259cm" draw:marker-start-center="false" draw:marker-end-width="0.25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331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331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33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33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33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332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332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332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332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332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332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333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333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333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333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333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333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333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333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333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333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334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P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185cm" svg:y1="12.63cm" svg:x2="14.186cm" svg:y2="12.63cm">
            <text:p/>
          </draw:line>
          <draw:line draw:style-name="gr1" draw:text-style-name="P1" draw:layer="layout" svg:x1="7.771cm" svg:y1="12.634cm" svg:x2="7.771cm" svg:y2="17.289cm">
            <text:p/>
          </draw:line>
          <draw:line draw:style-name="gr1" draw:text-style-name="P1" draw:layer="layout" svg:x1="8.349cm" svg:y1="12.634cm" svg:x2="8.349cm" svg:y2="17.287cm">
            <text:p/>
          </draw:line>
          <draw:line draw:style-name="gr1" draw:text-style-name="P1" draw:layer="layout" svg:x1="8.937cm" svg:y1="12.634cm" svg:x2="8.937cm" svg:y2="17.287cm">
            <text:p/>
          </draw:line>
          <draw:line draw:style-name="gr1" draw:text-style-name="P1" draw:layer="layout" svg:x1="9.513cm" svg:y1="12.634cm" svg:x2="9.513cm" svg:y2="17.287cm">
            <text:p/>
          </draw:line>
          <draw:line draw:style-name="gr1" draw:text-style-name="P1" draw:layer="layout" svg:x1="10.101cm" svg:y1="12.634cm" svg:x2="10.101cm" svg:y2="17.287cm">
            <text:p/>
          </draw:line>
          <draw:line draw:style-name="gr2" draw:text-style-name="P1" draw:layer="layout" svg:x1="10.686cm" svg:y1="12.634cm" svg:x2="10.686cm" svg:y2="17.287cm">
            <text:p/>
          </draw:line>
          <draw:line draw:style-name="gr1" draw:text-style-name="P1" draw:layer="layout" svg:x1="11.265cm" svg:y1="12.634cm" svg:x2="11.265cm" svg:y2="17.287cm">
            <text:p/>
          </draw:line>
          <draw:line draw:style-name="gr1" draw:text-style-name="P1" draw:layer="layout" svg:x1="11.85cm" svg:y1="12.634cm" svg:x2="11.85cm" svg:y2="17.287cm">
            <text:p/>
          </draw:line>
          <draw:line draw:style-name="gr1" draw:text-style-name="P1" draw:layer="layout" svg:x1="12.44cm" svg:y1="12.634cm" svg:x2="12.44cm" svg:y2="17.287cm">
            <text:p/>
          </draw:line>
          <draw:line draw:style-name="gr1" draw:text-style-name="P1" draw:layer="layout" svg:x1="13.015cm" svg:y1="12.634cm" svg:x2="13.015cm" svg:y2="17.287cm">
            <text:p/>
          </draw:line>
          <draw:line draw:style-name="gr1" draw:text-style-name="P1" draw:layer="layout" svg:x1="13.602cm" svg:y1="12.634cm" svg:x2="13.602cm" svg:y2="17.287cm">
            <text:p/>
          </draw:line>
          <draw:line draw:style-name="gr1" draw:text-style-name="P1" draw:layer="layout" svg:x1="14.179cm" svg:y1="12.634cm" svg:x2="14.179cm" svg:y2="17.287cm">
            <text:p/>
          </draw:line>
          <draw:line draw:style-name="gr1" draw:text-style-name="P1" draw:layer="layout" svg:x1="7.187cm" svg:y1="12.634cm" svg:x2="7.187cm" svg:y2="17.289cm">
            <text:p/>
          </draw:line>
          <draw:line draw:style-name="gr1" draw:text-style-name="P1" draw:layer="layout" svg:x1="7.185cm" svg:y1="13.212cm" svg:x2="14.186cm" svg:y2="13.212cm">
            <text:p/>
          </draw:line>
          <draw:line draw:style-name="gr1" draw:text-style-name="P1" draw:layer="layout" svg:x1="7.185cm" svg:y1="13.794cm" svg:x2="14.186cm" svg:y2="13.794cm">
            <text:p/>
          </draw:line>
          <draw:line draw:style-name="gr1" draw:text-style-name="P1" draw:layer="layout" svg:x1="7.185cm" svg:y1="14.376cm" svg:x2="14.186cm" svg:y2="14.376cm">
            <text:p/>
          </draw:line>
          <draw:line draw:style-name="gr3" draw:text-style-name="P1" draw:layer="layout" svg:x1="7.185cm" svg:y1="14.958cm" svg:x2="14.186cm" svg:y2="14.958cm">
            <text:p/>
          </draw:line>
          <draw:line draw:style-name="gr1" draw:text-style-name="P1" draw:layer="layout" svg:x1="7.185cm" svg:y1="15.54cm" svg:x2="14.186cm" svg:y2="15.54cm">
            <text:p/>
          </draw:line>
          <draw:line draw:style-name="gr1" draw:text-style-name="P1" draw:layer="layout" svg:x1="7.185cm" svg:y1="16.123cm" svg:x2="14.186cm" svg:y2="16.123cm">
            <text:p/>
          </draw:line>
          <draw:line draw:style-name="gr1" draw:text-style-name="P1" draw:layer="layout" svg:x1="7.185cm" svg:y1="16.705cm" svg:x2="14.186cm" svg:y2="16.705cm">
            <text:p/>
          </draw:line>
          <draw:line draw:style-name="gr1" draw:text-style-name="P1" draw:layer="layout" svg:x1="7.185cm" svg:y1="17.287cm" svg:x2="14.186cm" svg:y2="17.287cm">
            <text:p/>
          </draw:line>
          <draw:frame draw:style-name="gr4" draw:text-style-name="P3" draw:layer="layout" svg:width="0.249cm" svg:height="0.38cm" svg:x="9.081cm" svg:y="14.519cm">
            <draw:text-box>
              <text:p text:style-name="P2"><text:span text:style-name="T1">B</text:span></text:p>
            </draw:text-box>
          </draw:frame>
          <draw:frame draw:style-name="gr5" draw:text-style-name="P4" draw:layer="layout" svg:width="0.216cm" svg:height="0.38cm" svg:x="10.369cm" svg:y="15.047cm">
            <draw:text-box>
              <text:p text:style-name="P2"><text:span text:style-name="T2">0</text:span></text:p>
            </draw:text-box>
          </draw:frame>
          <draw:frame draw:style-name="gr6" draw:text-style-name="P4" draw:layer="layout" svg:width="0.491cm" svg:height="0.38cm" svg:x="11.03cm" svg:y="15.041cm">
            <draw:text-box>
              <text:p text:style-name="P2"><text:span text:style-name="T2">+1</text:span></text:p>
            </draw:text-box>
          </draw:frame>
          <draw:frame draw:style-name="gr7" draw:text-style-name="P3" draw:layer="layout" svg:width="0.214cm" svg:height="0.38cm" svg:x="13.117cm" svg:y="14.456cm">
            <draw:text-box>
              <text:p text:style-name="P2"><text:span text:style-name="T1">E</text:span></text:p>
            </draw:text-box>
          </draw:frame>
          <draw:frame draw:style-name="gr8" draw:text-style-name="P5" draw:layer="layout" svg:width="0.283cm" svg:height="0.419cm" svg:x="7.878cm" svg:y="16.232cm">
            <draw:text-box>
              <text:p text:style-name="P2"><text:span text:style-name="T3">G</text:span></text:p>
            </draw:text-box>
          </draw:frame>
          <draw:frame draw:style-name="gr9" draw:text-style-name="P3" draw:layer="layout" svg:width="0.249cm" svg:height="0.38cm" svg:x="12.56cm" svg:y="13.339cm">
            <draw:text-box>
              <text:p text:style-name="P2"><text:span text:style-name="T1">D</text:span></text:p>
            </draw:text-box>
          </draw:frame>
          <draw:frame draw:style-name="gr10" draw:text-style-name="P3" draw:layer="layout" svg:width="0.188cm" svg:height="0.38cm" svg:x="12.545cm" svg:y="15.671cm">
            <draw:text-box>
              <text:p text:style-name="P2"><text:span text:style-name="T1">F</text:span></text:p>
            </draw:text-box>
          </draw:frame>
          <draw:frame draw:style-name="gr11" draw:text-style-name="P3" draw:layer="layout" svg:width="0.246cm" svg:height="0.38cm" svg:x="9.651cm" svg:y="12.768cm">
            <draw:text-box>
              <text:p text:style-name="P2"><text:span text:style-name="T1">H</text:span></text:p>
            </draw:text-box>
          </draw:frame>
          <draw:line draw:style-name="gr12" draw:text-style-name="P6" draw:layer="layout" svg:x1="9.42cm" svg:y1="13.311cm" svg:x2="9.616cm" svg:y2="13.112cm">
            <text:p/>
          </draw:line>
          <draw:line draw:style-name="gr13" draw:text-style-name="P6" draw:layer="layout" svg:x1="9.619cm" svg:y1="13.311cm" svg:x2="9.42cm" svg:y2="13.112cm">
            <text:p/>
          </draw:line>
          <draw:line draw:style-name="gr1" draw:text-style-name="P1" draw:layer="layout" svg:x1="7.185cm" svg:y1="12.63cm" svg:x2="14.186cm" svg:y2="12.63cm">
            <text:p/>
          </draw:line>
          <draw:line draw:style-name="gr1" draw:text-style-name="P1" draw:layer="layout" svg:x1="7.771cm" svg:y1="12.634cm" svg:x2="7.771cm" svg:y2="17.289cm">
            <text:p/>
          </draw:line>
          <draw:line draw:style-name="gr1" draw:text-style-name="P1" draw:layer="layout" svg:x1="8.349cm" svg:y1="12.634cm" svg:x2="8.349cm" svg:y2="17.287cm">
            <text:p/>
          </draw:line>
          <draw:line draw:style-name="gr1" draw:text-style-name="P1" draw:layer="layout" svg:x1="8.937cm" svg:y1="12.634cm" svg:x2="8.937cm" svg:y2="17.287cm">
            <text:p/>
          </draw:line>
          <draw:line draw:style-name="gr1" draw:text-style-name="P1" draw:layer="layout" svg:x1="9.513cm" svg:y1="12.634cm" svg:x2="9.513cm" svg:y2="17.287cm">
            <text:p/>
          </draw:line>
          <draw:line draw:style-name="gr1" draw:text-style-name="P1" draw:layer="layout" svg:x1="10.101cm" svg:y1="12.634cm" svg:x2="10.101cm" svg:y2="17.287cm">
            <text:p/>
          </draw:line>
          <draw:line draw:style-name="gr14" draw:text-style-name="P1" draw:layer="layout" svg:x1="10.686cm" svg:y1="12.634cm" svg:x2="10.686cm" svg:y2="17.287cm">
            <text:p/>
          </draw:line>
          <draw:line draw:style-name="gr1" draw:text-style-name="P1" draw:layer="layout" svg:x1="11.265cm" svg:y1="12.634cm" svg:x2="11.265cm" svg:y2="17.287cm">
            <text:p/>
          </draw:line>
          <draw:line draw:style-name="gr1" draw:text-style-name="P1" draw:layer="layout" svg:x1="11.85cm" svg:y1="12.634cm" svg:x2="11.85cm" svg:y2="17.287cm">
            <text:p/>
          </draw:line>
          <draw:line draw:style-name="gr1" draw:text-style-name="P1" draw:layer="layout" svg:x1="12.44cm" svg:y1="12.634cm" svg:x2="12.44cm" svg:y2="17.287cm">
            <text:p/>
          </draw:line>
          <draw:line draw:style-name="gr1" draw:text-style-name="P1" draw:layer="layout" svg:x1="13.015cm" svg:y1="12.634cm" svg:x2="13.015cm" svg:y2="17.287cm">
            <text:p/>
          </draw:line>
          <draw:line draw:style-name="gr1" draw:text-style-name="P1" draw:layer="layout" svg:x1="13.602cm" svg:y1="12.634cm" svg:x2="13.602cm" svg:y2="17.287cm">
            <text:p/>
          </draw:line>
          <draw:line draw:style-name="gr1" draw:text-style-name="P1" draw:layer="layout" svg:x1="14.179cm" svg:y1="12.634cm" svg:x2="14.179cm" svg:y2="17.287cm">
            <text:p/>
          </draw:line>
          <draw:line draw:style-name="gr1" draw:text-style-name="P1" draw:layer="layout" svg:x1="7.187cm" svg:y1="12.634cm" svg:x2="7.187cm" svg:y2="17.289cm">
            <text:p/>
          </draw:line>
          <draw:line draw:style-name="gr1" draw:text-style-name="P1" draw:layer="layout" svg:x1="7.185cm" svg:y1="13.212cm" svg:x2="14.186cm" svg:y2="13.212cm">
            <text:p/>
          </draw:line>
          <draw:line draw:style-name="gr1" draw:text-style-name="P1" draw:layer="layout" svg:x1="7.185cm" svg:y1="13.794cm" svg:x2="14.186cm" svg:y2="13.794cm">
            <text:p/>
          </draw:line>
          <draw:line draw:style-name="gr1" draw:text-style-name="P1" draw:layer="layout" svg:x1="7.185cm" svg:y1="14.376cm" svg:x2="14.186cm" svg:y2="14.376cm">
            <text:p/>
          </draw:line>
          <draw:line draw:style-name="gr15" draw:text-style-name="P1" draw:layer="layout" svg:x1="7.185cm" svg:y1="14.958cm" svg:x2="14.186cm" svg:y2="14.958cm">
            <text:p/>
          </draw:line>
          <draw:line draw:style-name="gr1" draw:text-style-name="P1" draw:layer="layout" svg:x1="7.185cm" svg:y1="15.54cm" svg:x2="14.186cm" svg:y2="15.54cm">
            <text:p/>
          </draw:line>
          <draw:line draw:style-name="gr1" draw:text-style-name="P1" draw:layer="layout" svg:x1="7.185cm" svg:y1="16.123cm" svg:x2="14.186cm" svg:y2="16.123cm">
            <text:p/>
          </draw:line>
          <draw:line draw:style-name="gr1" draw:text-style-name="P1" draw:layer="layout" svg:x1="7.185cm" svg:y1="16.705cm" svg:x2="14.186cm" svg:y2="16.705cm">
            <text:p/>
          </draw:line>
          <draw:line draw:style-name="gr1" draw:text-style-name="P1" draw:layer="layout" svg:x1="7.185cm" svg:y1="17.287cm" svg:x2="14.186cm" svg:y2="17.287cm">
            <text:p/>
          </draw:line>
          <draw:frame draw:style-name="gr16" draw:text-style-name="P4" draw:layer="layout" svg:width="0.491cm" svg:height="0.38cm" svg:x="9.981cm" svg:y="14.191cm">
            <draw:text-box>
              <text:p text:style-name="P2"><text:span text:style-name="T2">+1</text:span></text:p>
            </draw:text-box>
          </draw:frame>
          <draw:line draw:style-name="gr17" draw:text-style-name="P6" draw:layer="layout" svg:x1="11.752cm" svg:y1="13.311cm" svg:x2="11.951cm" svg:y2="13.112cm">
            <text:p/>
          </draw:line>
          <draw:line draw:style-name="gr18" draw:text-style-name="P6" draw:layer="layout" svg:x1="11.953cm" svg:y1="13.311cm" svg:x2="11.752cm" svg:y2="13.112cm">
            <text:p/>
          </draw:line>
          <draw:line draw:style-name="gr19" draw:text-style-name="P6" draw:layer="layout" svg:x1="11.752cm" svg:y1="13.311cm" svg:x2="11.951cm" svg:y2="13.112cm">
            <text:p/>
          </draw:line>
          <draw:line draw:style-name="gr20" draw:text-style-name="P6" draw:layer="layout" svg:x1="11.953cm" svg:y1="13.311cm" svg:x2="11.752cm" svg:y2="13.112cm">
            <text:p/>
          </draw:line>
          <draw:frame draw:style-name="gr21" draw:text-style-name="P3" draw:layer="layout" svg:width="0.223cm" svg:height="0.38cm" svg:x="11.923cm" svg:y="12.759cm">
            <draw:text-box>
              <text:p text:style-name="P2"><text:span text:style-name="T1">A</text:span></text:p>
            </draw:text-box>
          </draw:frame>
          <draw:frame draw:style-name="gr22" draw:text-style-name="P3" draw:layer="layout" svg:width="0.174cm" svg:height="0.38cm" svg:x="10.789cm" svg:y="13.406cm">
            <draw:text-box>
              <text:p text:style-name="P2"><text:span text:style-name="T1">C</text:span></text:p>
            </draw:text-box>
          </draw:frame>
          <draw:line draw:style-name="gr23" draw:text-style-name="P6" draw:layer="layout" svg:x1="9.42cm" svg:y1="13.311cm" svg:x2="9.616cm" svg:y2="13.112cm">
            <text:p/>
          </draw:line>
          <draw:line draw:style-name="gr24" draw:text-style-name="P6" draw:layer="layout" svg:x1="9.619cm" svg:y1="13.311cm" svg:x2="9.42cm" svg:y2="13.112cm">
            <text:p/>
          </draw:line>
          <draw:line draw:style-name="gr25" draw:text-style-name="P6" draw:layer="layout" svg:x1="11.263cm" svg:y1="14.858cm" svg:x2="11.263cm" svg:y2="15.063cm">
            <text:p/>
          </draw:line>
          <draw:line draw:style-name="gr25" draw:text-style-name="P6" draw:layer="layout" svg:x1="10.579cm" svg:y1="14.383cm" svg:x2="10.784cm" svg:y2="14.383cm">
            <text:p/>
          </draw:line>
          <draw:line draw:style-name="gr26" draw:text-style-name="P6" draw:layer="layout" svg:x1="12.336cm" svg:y1="13.893cm" svg:x2="12.535cm" svg:y2="13.694cm">
            <text:p/>
          </draw:line>
          <draw:line draw:style-name="gr27" draw:text-style-name="P6" draw:layer="layout" svg:x1="12.537cm" svg:y1="13.893cm" svg:x2="12.336cm" svg:y2="13.694cm">
            <text:p/>
          </draw:line>
          <draw:line draw:style-name="gr28" draw:text-style-name="P6" draw:layer="layout" svg:x1="12.336cm" svg:y1="13.893cm" svg:x2="12.535cm" svg:y2="13.694cm">
            <text:p/>
          </draw:line>
          <draw:line draw:style-name="gr29" draw:text-style-name="P6" draw:layer="layout" svg:x1="12.537cm" svg:y1="13.893cm" svg:x2="12.336cm" svg:y2="13.694cm">
            <text:p/>
          </draw:line>
          <draw:line draw:style-name="gr30" draw:text-style-name="P6" draw:layer="layout" svg:x1="12.919cm" svg:y1="15.059cm" svg:x2="13.118cm" svg:y2="14.858cm">
            <text:p/>
          </draw:line>
          <draw:line draw:style-name="gr31" draw:text-style-name="P6" draw:layer="layout" svg:x1="13.12cm" svg:y1="15.059cm" svg:x2="12.919cm" svg:y2="14.858cm">
            <text:p/>
          </draw:line>
          <draw:line draw:style-name="gr32" draw:text-style-name="P6" draw:layer="layout" svg:x1="12.919cm" svg:y1="15.059cm" svg:x2="13.118cm" svg:y2="14.858cm">
            <text:p/>
          </draw:line>
          <draw:line draw:style-name="gr33" draw:text-style-name="P6" draw:layer="layout" svg:x1="13.12cm" svg:y1="15.059cm" svg:x2="12.919cm" svg:y2="14.858cm">
            <text:p/>
          </draw:line>
          <draw:line draw:style-name="gr34" draw:text-style-name="P6" draw:layer="layout" svg:x1="10.586cm" svg:y1="13.898cm" svg:x2="10.784cm" svg:y2="13.697cm">
            <text:p/>
          </draw:line>
          <draw:line draw:style-name="gr35" draw:text-style-name="P6" draw:layer="layout" svg:x1="10.785cm" svg:y1="13.898cm" svg:x2="10.586cm" svg:y2="13.697cm">
            <text:p/>
          </draw:line>
          <draw:line draw:style-name="gr36" draw:text-style-name="P6" draw:layer="layout" svg:x1="8.834cm" svg:y1="15.059cm" svg:x2="9.033cm" svg:y2="14.858cm">
            <text:p/>
          </draw:line>
          <draw:line draw:style-name="gr37" draw:text-style-name="P6" draw:layer="layout" svg:x1="9.035cm" svg:y1="15.059cm" svg:x2="8.834cm" svg:y2="14.858cm">
            <text:p/>
          </draw:line>
          <draw:line draw:style-name="gr38" draw:text-style-name="P6" draw:layer="layout" svg:x1="8.834cm" svg:y1="15.059cm" svg:x2="9.033cm" svg:y2="14.858cm">
            <text:p/>
          </draw:line>
          <draw:line draw:style-name="gr39" draw:text-style-name="P6" draw:layer="layout" svg:x1="9.035cm" svg:y1="15.059cm" svg:x2="8.834cm" svg:y2="14.858cm">
            <text:p/>
          </draw:line>
          <draw:line draw:style-name="gr40" draw:text-style-name="P6" draw:layer="layout" svg:x1="12.337cm" svg:y1="16.223cm" svg:x2="12.536cm" svg:y2="16.024cm">
            <text:p/>
          </draw:line>
          <draw:line draw:style-name="gr41" draw:text-style-name="P6" draw:layer="layout" svg:x1="12.536cm" svg:y1="16.223cm" svg:x2="12.337cm" svg:y2="16.024cm">
            <text:p/>
          </draw:line>
          <draw:line draw:style-name="gr42" draw:text-style-name="P6" draw:layer="layout" svg:x1="12.337cm" svg:y1="16.223cm" svg:x2="12.536cm" svg:y2="16.024cm">
            <text:p/>
          </draw:line>
          <draw:line draw:style-name="gr43" draw:text-style-name="P6" draw:layer="layout" svg:x1="12.536cm" svg:y1="16.223cm" svg:x2="12.337cm" svg:y2="16.024cm">
            <text:p/>
          </draw:line>
          <draw:line draw:style-name="gr44" draw:text-style-name="P6" draw:layer="layout" svg:x1="7.668cm" svg:y1="16.805cm" svg:x2="7.866cm" svg:y2="16.606cm">
            <text:p/>
          </draw:line>
          <draw:line draw:style-name="gr45" draw:text-style-name="P6" draw:layer="layout" svg:x1="7.869cm" svg:y1="16.805cm" svg:x2="7.668cm" svg:y2="16.606cm">
            <text:p/>
          </draw:line>
          <draw:line draw:style-name="gr46" draw:text-style-name="P6" draw:layer="layout" svg:x1="7.668cm" svg:y1="16.805cm" svg:x2="7.866cm" svg:y2="16.606cm">
            <text:p/>
          </draw:line>
          <draw:line draw:style-name="gr47" draw:text-style-name="P6" draw:layer="layout" svg:x1="7.869cm" svg:y1="16.805cm" svg:x2="7.668cm" svg:y2="16.60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309" draw:display-name="Dashed (var) 3309" draw:style="rect" draw:dots1="1" draw:dots1-length="0.009cm" draw:dots2="1" draw:dots2-length="0.009cm" draw:distance="0.009cm"/>
    <draw:stroke-dash draw:name="Dashed_20__28_var_29__20_3310" draw:display-name="Dashed (var) 3310" draw:style="rect" draw:dots1="1" draw:dots1-length="0.009cm" draw:dots2="1" draw:dots2-length="0.009cm" draw:distance="0.009cm"/>
    <draw:stroke-dash draw:name="Dashed_20__28_var_29__20_3311" draw:display-name="Dashed (var) 3311" draw:style="rect" draw:dots1="1" draw:dots1-length="0.009cm" draw:dots2="1" draw:dots2-length="0.009cm" draw:distance="0.009cm"/>
    <draw:stroke-dash draw:name="Dashed_20__28_var_29__20_3312" draw:display-name="Dashed (var) 3312" draw:style="rect" draw:dots1="1" draw:dots1-length="0.009cm" draw:dots2="1" draw:dots2-length="0.009cm" draw:distance="0.009cm"/>
    <draw:stroke-dash draw:name="Dashed_20__28_var_29__20_3313" draw:display-name="Dashed (var) 3313" draw:style="rect" draw:dots1="1" draw:dots1-length="0.009cm" draw:dots2="1" draw:dots2-length="0.009cm" draw:distance="0.009cm"/>
    <draw:stroke-dash draw:name="Dashed_20__28_var_29__20_3314" draw:display-name="Dashed (var) 3314" draw:style="rect" draw:dots1="1" draw:dots1-length="0.009cm" draw:dots2="1" draw:dots2-length="0.009cm" draw:distance="0.009cm"/>
    <draw:stroke-dash draw:name="Dashed_20__28_var_29__20_3315" draw:display-name="Dashed (var) 3315" draw:style="rect" draw:dots1="1" draw:dots1-length="0.009cm" draw:dots2="1" draw:dots2-length="0.009cm" draw:distance="0.009cm"/>
    <draw:stroke-dash draw:name="Dashed_20__28_var_29__20_3316" draw:display-name="Dashed (var) 3316" draw:style="rect" draw:dots1="1" draw:dots1-length="0.009cm" draw:dots2="1" draw:dots2-length="0.009cm" draw:distance="0.009cm"/>
    <draw:stroke-dash draw:name="Dashed_20__28_var_29__20_3317" draw:display-name="Dashed (var) 3317" draw:style="rect" draw:dots1="1" draw:dots1-length="0.009cm" draw:dots2="1" draw:dots2-length="0.009cm" draw:distance="0.009cm"/>
    <draw:stroke-dash draw:name="Dashed_20__28_var_29__20_3318" draw:display-name="Dashed (var) 3318" draw:style="rect" draw:dots1="1" draw:dots1-length="0.009cm" draw:dots2="1" draw:dots2-length="0.009cm" draw:distance="0.009cm"/>
    <draw:stroke-dash draw:name="Dashed_20__28_var_29__20_3319" draw:display-name="Dashed (var) 3319" draw:style="rect" draw:dots1="1" draw:dots1-length="0.009cm" draw:dots2="1" draw:dots2-length="0.009cm" draw:distance="0.009cm"/>
    <draw:stroke-dash draw:name="Dashed_20__28_var_29__20_3320" draw:display-name="Dashed (var) 3320" draw:style="rect" draw:dots1="1" draw:dots1-length="0.009cm" draw:dots2="1" draw:dots2-length="0.009cm" draw:distance="0.009cm"/>
    <draw:stroke-dash draw:name="Dashed_20__28_var_29__20_3321" draw:display-name="Dashed (var) 3321" draw:style="rect" draw:dots1="1" draw:dots1-length="0.009cm" draw:dots2="1" draw:dots2-length="0.009cm" draw:distance="0.009cm"/>
    <draw:stroke-dash draw:name="Dashed_20__28_var_29__20_3322" draw:display-name="Dashed (var) 3322" draw:style="rect" draw:dots1="1" draw:dots1-length="0.009cm" draw:dots2="1" draw:dots2-length="0.009cm" draw:distance="0.009cm"/>
    <draw:stroke-dash draw:name="Dashed_20__28_var_29__20_3323" draw:display-name="Dashed (var) 3323" draw:style="rect" draw:dots1="1" draw:dots1-length="0.009cm" draw:dots2="1" draw:dots2-length="0.009cm" draw:distance="0.009cm"/>
    <draw:stroke-dash draw:name="Dashed_20__28_var_29__20_3324" draw:display-name="Dashed (var) 3324" draw:style="rect" draw:dots1="1" draw:dots1-length="0.009cm" draw:dots2="1" draw:dots2-length="0.009cm" draw:distance="0.009cm"/>
    <draw:stroke-dash draw:name="Dashed_20__28_var_29__20_3327" draw:display-name="Dashed (var) 3327" draw:style="rect" draw:dots1="1" draw:dots1-length="0.009cm" draw:dots2="1" draw:dots2-length="0.009cm" draw:distance="0.009cm"/>
    <draw:stroke-dash draw:name="Dashed_20__28_var_29__20_3328" draw:display-name="Dashed (var) 3328" draw:style="rect" draw:dots1="1" draw:dots1-length="0.009cm" draw:dots2="1" draw:dots2-length="0.009cm" draw:distance="0.009cm"/>
    <draw:stroke-dash draw:name="Dashed_20__28_var_29__20_3329" draw:display-name="Dashed (var) 3329" draw:style="rect" draw:dots1="1" draw:dots1-length="0.009cm" draw:dots2="1" draw:dots2-length="0.009cm" draw:distance="0.009cm"/>
    <draw:stroke-dash draw:name="Dashed_20__28_var_29__20_3330" draw:display-name="Dashed (var) 3330" draw:style="rect" draw:dots1="1" draw:dots1-length="0.009cm" draw:dots2="1" draw:dots2-length="0.009cm" draw:distance="0.009cm"/>
    <draw:stroke-dash draw:name="Dashed_20__28_var_29__20_3331" draw:display-name="Dashed (var) 3331" draw:style="rect" draw:dots1="1" draw:dots1-length="0.009cm" draw:dots2="1" draw:dots2-length="0.009cm" draw:distance="0.009cm"/>
    <draw:stroke-dash draw:name="Dashed_20__28_var_29__20_3332" draw:display-name="Dashed (var) 3332" draw:style="rect" draw:dots1="1" draw:dots1-length="0.009cm" draw:dots2="1" draw:dots2-length="0.009cm" draw:distance="0.009cm"/>
    <draw:stroke-dash draw:name="Dashed_20__28_var_29__20_3333" draw:display-name="Dashed (var) 3333" draw:style="rect" draw:dots1="1" draw:dots1-length="0.009cm" draw:dots2="1" draw:dots2-length="0.009cm" draw:distance="0.009cm"/>
    <draw:stroke-dash draw:name="Dashed_20__28_var_29__20_3334" draw:display-name="Dashed (var) 3334" draw:style="rect" draw:dots1="1" draw:dots1-length="0.009cm" draw:dots2="1" draw:dots2-length="0.009cm" draw:distance="0.009cm"/>
    <draw:stroke-dash draw:name="Dashed_20__28_var_29__20_3335" draw:display-name="Dashed (var) 3335" draw:style="rect" draw:dots1="1" draw:dots1-length="0.009cm" draw:dots2="1" draw:dots2-length="0.009cm" draw:distance="0.009cm"/>
    <draw:stroke-dash draw:name="Dashed_20__28_var_29__20_3336" draw:display-name="Dashed (var) 3336" draw:style="rect" draw:dots1="1" draw:dots1-length="0.009cm" draw:dots2="1" draw:dots2-length="0.009cm" draw:distance="0.009cm"/>
    <draw:stroke-dash draw:name="Dashed_20__28_var_29__20_3337" draw:display-name="Dashed (var) 3337" draw:style="rect" draw:dots1="1" draw:dots1-length="0.009cm" draw:dots2="1" draw:dots2-length="0.009cm" draw:distance="0.009cm"/>
    <draw:stroke-dash draw:name="Dashed_20__28_var_29__20_3338" draw:display-name="Dashed (var) 3338" draw:style="rect" draw:dots1="1" draw:dots1-length="0.009cm" draw:dots2="1" draw:dots2-length="0.009cm" draw:distance="0.009cm"/>
    <draw:stroke-dash draw:name="Dashed_20__28_var_29__20_3339" draw:display-name="Dashed (var) 3339" draw:style="rect" draw:dots1="1" draw:dots1-length="0.009cm" draw:dots2="1" draw:dots2-length="0.009cm" draw:distance="0.009cm"/>
    <draw:stroke-dash draw:name="Dashed_20__28_var_29__20_3340" draw:display-name="Dashed (var) 3340" draw:style="rect" draw:dots1="1" draw:dots1-length="0.009cm" draw:dots2="1" draw:dots2-length="0.009cm" draw:distance="0.009cm"/>
    <draw:stroke-dash draw:name="Dashed_20__28_var_29__20_3796" draw:display-name="Dashed (var) 3796" draw:style="rect" draw:dots1="1" draw:dots1-length="0.005cm" draw:dots2="1" draw:dots2-length="0.005cm" draw:distance="0.005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0" draw:display-name="Dashed (var) 3800" draw:style="rect" draw:dots1="1" draw:dots1-length="0.009cm" draw:dots2="1" draw:dots2-length="0.009cm" draw:distance="0.009cm"/>
    <draw:stroke-dash draw:name="Dashed_20__28_var_29__20_3802" draw:display-name="Dashed (var) 3802" draw:style="rect" draw:dots1="1" draw:dots1-length="0.009cm" draw:dots2="1" draw:dots2-length="0.009cm" draw:distance="0.009cm"/>
    <draw:stroke-dash draw:name="Dashed_20__28_var_29__20_3804" draw:display-name="Dashed (var) 3804" draw:style="rect" draw:dots1="1" draw:dots1-length="0.009cm" draw:dots2="1" draw:dots2-length="0.009cm" draw:distance="0.009cm"/>
    <draw:stroke-dash draw:name="Dashed_20__28_var_29__20_4049" draw:display-name="Dashed (var) 4049" draw:style="rect" draw:dots1="1" draw:dots1-length="0.009cm" draw:dots2="1" draw:dots2-length="0.009cm" draw:distance="0.009cm"/>
    <draw:stroke-dash draw:name="Dashed_20__28_var_29__20_4050" draw:display-name="Dashed (var) 4050" draw:style="rect" draw:dots1="1" draw:dots1-length="0.009cm" draw:dots2="1" draw:dots2-length="0.009cm" draw:distance="0.009cm"/>
    <draw:stroke-dash draw:name="Dashed_20__28_var_29__20_4051" draw:display-name="Dashed (var) 4051" draw:style="rect" draw:dots1="1" draw:dots1-length="0.009cm" draw:dots2="1" draw:dots2-length="0.009cm" draw:distance="0.009cm"/>
    <draw:stroke-dash draw:name="Dashed_20__28_var_29__20_4052" draw:display-name="Dashed (var) 4052" draw:style="rect" draw:dots1="1" draw:dots1-length="0.009cm" draw:dots2="1" draw:dots2-length="0.009cm" draw:distance="0.009cm"/>
    <draw:stroke-dash draw:name="Dashed_20__28_var_29__20_4053" draw:display-name="Dashed (var) 4053" draw:style="rect" draw:dots1="1" draw:dots1-length="0.009cm" draw:dots2="1" draw:dots2-length="0.009cm" draw:distance="0.009cm"/>
    <draw:stroke-dash draw:name="Dashed_20__28_var_29__20_4054" draw:display-name="Dashed (var) 4054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36:13.231376168</meta:creation-date>
    <dc:date>2018-03-16T11:36:37.947741592</dc:date>
    <meta:editing-duration>PT25S</meta:editing-duration>
    <meta:editing-cycles>1</meta:editing-cycles>
    <meta:document-statistic meta:object-count="88"/>
    <meta:generator>LibreOffice/6.0.0.3$MacOSX_X86_64 LibreOffice_project/64a0f66915f38c6217de274f0aa8e15618924765</meta:generator>
  </office:meta>
</office:document-meta>
</file>